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465in"/>
    </style:style>
    <style:style style:name="co2" style:family="table-column">
      <style:table-column-properties fo:break-before="auto" style:column-width="1.4209in"/>
    </style:style>
    <style:style style:name="co3" style:family="table-column">
      <style:table-column-properties fo:break-before="auto" style:column-width="1.4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3.4126in"/>
    </style:style>
    <style:style style:name="co9" style:family="table-column">
      <style:table-column-properties fo:break-before="auto" style:column-width="9.3327in"/>
    </style:style>
    <style:style style:name="co10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0f8ff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ext-properties style:font-name="Arial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ffff00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f0f8ff"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5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AP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7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6" office:value-type="string" calcext:value-type="string">
            <text:p>41.42453540945304</text:p>
          </table:table-cell>
          <table:table-cell table:style-name="ce6" office:value-type="string" calcext:value-type="string">
            <text:p>2.1888825978201867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7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7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7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40458211788</text:p>
          </table:table-cell>
          <table:table-cell table:style-name="ce7" office:value-type="string" calcext:value-type="string">
            <text:p>9.207912905011613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7" office:value-type="string" calcext:value-type="string">
            <text:p>9.23181134028502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7" office:value-type="string" calcext:value-type="string">
            <text:p>9.17981751158449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7" office:value-type="string" calcext:value-type="string">
            <text:p>9.1689557826138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7" office:value-type="string" calcext:value-type="string">
            <text:p>9.2209680166485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factory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7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7" office:value-type="string" calcext:value-type="string">
            <text:p>9.175123715152301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7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Milano - Fare le Ide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Lambruschini 36</text:p>
          </table:table-cell>
          <table:table-cell office:value-type="float" office:value="20156" calcext:value-type="float">
            <text:p>20156</text:p>
          </table:table-cell>
          <table:table-cell office:value-type="string" calcext:value-type="string">
            <text:p>45.505421341453484</text:p>
          </table:table-cell>
          <table:table-cell table:style-name="ce7" office:value-type="string" calcext:value-type="string">
            <text:p>9.15294754709064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7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7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7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7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7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7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7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7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7" office:value-type="string" calcext:value-type="string">
            <text:p>2.1810135401474513</text:p>
          </table:table-cell>
          <table:table-cell office:value-type="string" calcext:value-type="string">
            <text:p>Makerspaces.make.co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7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7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7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7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7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7" office:value-type="string" calcext:value-type="string">
            <text:p><text:s/>2.203873110704254</text:p>
          </table:table-cell>
          <table:table-cell office:value-type="string" calcext:value-type="string">
            <text:p>Manually add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7" office:value-type="string" calcext:value-type="string">
            <text:p>2.14051445599928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è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7" office:value-type="string" calcext:value-type="string">
            <text:p>2.1415756113106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7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7" office:value-type="string" calcext:value-type="string">
            <text:p>2.1575358554900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7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7" office:value-type="string" calcext:value-type="string">
            <text:p>2.19964472665606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7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7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7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Form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7" office:value-type="string" calcext:value-type="string">
            <text:p>9.173071843986557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akers Hub</text:p>
          </table:table-cell>
          <table:table-cell table:style-name="ce10" office:value-type="string" calcext:value-type="string">
            <text:p>Makerspace</text:p>
          </table:table-cell>
          <table:table-cell table:style-name="ce10" office:value-type="string" calcext:value-type="string">
            <text:p>Milan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ia Enrico Cosenz, 44/4</text:p>
          </table:table-cell>
          <table:table-cell table:style-name="ce10" office:value-type="string" calcext:value-type="string">
            <text:p>20158</text:p>
          </table:table-cell>
          <table:table-cell table:style-name="ce15" office:value-type="string" calcext:value-type="string">
            <text:p>45.50743694550688</text:p>
          </table:table-cell>
          <table:table-cell table:style-name="ce17" office:value-type="string" calcext:value-type="string">
            <text:p>9.163090625635789</text:p>
          </table:table-cell>
          <table:table-cell table:style-name="ce10" office:value-type="string" calcext:value-type="string">
            <text:p>Manually added</text:p>
          </table:table-cell>
          <table:table-cell table:style-name="ce10" office:value-type="string" calcext:value-type="string">
            <text:p>https://www.makershub.it/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7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7" office:value-type="string" calcext:value-type="string">
            <text:p>9.1829568140398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alF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Salvador, 8</text:p>
          </table:table-cell>
          <table:table-cell table:style-name="ce3" office:value-type="string" calcext:value-type="string">
            <text:p>08001</text:p>
          </table:table-cell>
          <table:table-cell office:value-type="string" calcext:value-type="string">
            <text:p>41.37881289202178</text:p>
          </table:table-cell>
          <table:table-cell table:style-name="ce7" office:value-type="string" calcext:value-type="string">
            <text:p>2.1645983689829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olectic.coop/projecte/ravalf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N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General Weyler, 128</text:p>
          </table:table-cell>
          <table:table-cell table:style-name="ce3" office:value-type="string" calcext:value-type="string">
            <text:p>08912</text:p>
          </table:table-cell>
          <table:table-cell office:value-type="string" calcext:value-type="string">
            <text:p>41.44280114524807</text:p>
          </table:table-cell>
          <table:table-cell table:style-name="ce7" office:value-type="string" calcext:value-type="string">
            <text:p>2.2381146385014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bdnlab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ED Maker L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iada, 6</text:p>
          </table:table-cell>
          <table:table-cell table:style-name="ce3" office:value-type="string" calcext:value-type="string">
            <text:p>08012</text:p>
          </table:table-cell>
          <table:table-cell office:value-type="string" calcext:value-type="string">
            <text:p>41.40511327003595</text:p>
          </table:table-cell>
          <table:table-cell table:style-name="ce7" office:value-type="string" calcext:value-type="string">
            <text:p><text:s/>2.154621517643902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ed.edu/envira/barcelona-maker-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Òmnia Casal Cívic Barcelona - Verdum - Fundació Pare Manel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Luz Casanova, 8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393125834125</text:p>
          </table:table-cell>
          <table:table-cell table:style-name="ce7" office:value-type="string" calcext:value-type="string">
            <text:p>2.17549828247778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xarxaomnia.gencat.cat/punt-omnia/punt-mnia-casal-c-vic-barcelona-verdum-fundaci-pare-ma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Factory Barcelona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27, 10-16 Sector BZ Zona Franca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3648723444821</text:p>
          </table:table-cell>
          <table:table-cell office:value-type="string" calcext:value-type="string">
            <text:p>2.138018746026638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dfactory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nda Officina Monumentale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alileo Ferraris 1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9169441064355</text:p>
          </table:table-cell>
          <table:table-cell office:value-type="string" calcext:value-type="string">
            <text:p>9.17390503814351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lommilano.it/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Ideas Bit Factory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Milan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ia Enrico Cosenz, 44/4</text:p>
          </table:table-cell>
          <table:table-cell table:style-name="ce10" office:value-type="string" calcext:value-type="string">
            <text:p>20158</text:p>
          </table:table-cell>
          <table:table-cell table:style-name="ce15" office:value-type="string" calcext:value-type="string">
            <text:p>45.51120517808544</text:p>
          </table:table-cell>
          <table:table-cell table:style-name="ce15" office:value-type="string" calcext:value-type="string">
            <text:p>9.166396115376823</text:p>
          </table:table-cell>
          <table:table-cell table:style-name="ce10" office:value-type="string" calcext:value-type="string">
            <text:p>Manually added</text:p>
          </table:table-cell>
          <table:table-cell table:style-name="ce10" office:value-type="string" calcext:value-type="string">
            <text:p>https://www.ideas-bit-factory.it/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Share Makerspace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usano Milani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Zucchi, 39/G/Interno 20</text:p>
          </table:table-cell>
          <table:table-cell office:value-type="string" calcext:value-type="string">
            <text:p>20095</text:p>
          </table:table-cell>
          <table:table-cell office:value-type="string" calcext:value-type="string">
            <text:p>45.56040465900402</text:p>
          </table:table-cell>
          <table:table-cell office:value-type="string" calcext:value-type="string">
            <text:p>9.17718469354393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sharemakers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Villapizzone 10</text:p>
          </table:table-cell>
          <table:table-cell office:value-type="string" calcext:value-type="string">
            <text:p>20156</text:p>
          </table:table-cell>
          <table:table-cell office:value-type="string" calcext:value-type="string">
            <text:p>45.501912961893474</text:p>
          </table:table-cell>
          <table:table-cell office:value-type="string" calcext:value-type="string">
            <text:p>9.1487340904134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recipient.cc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ins Makers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​C/ Jordi Girona 1-3</text:p>
          </table:table-cell>
          <table:table-cell office:value-type="string" calcext:value-type="string">
            <text:p>08034</text:p>
          </table:table-cell>
          <table:table-cell office:value-type="string" calcext:value-type="string">
            <text:p>41.38878736307806</text:p>
          </table:table-cell>
          <table:table-cell office:value-type="string" calcext:value-type="string">
            <text:p><text:s/>2.111369796301172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aminsmakers.upc.edu/</text:p>
          </table:table-cell>
          <table:table-cell table:number-columns-repeated="101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7:26:13.857835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18T11:54:41.362123436</dc:date>
    <dc:creator>M M</dc:creator>
    <meta:editing-duration>PT18H58M36S</meta:editing-duration>
    <meta:editing-cycles>31</meta:editing-cycles>
    <meta:generator>LibreOffice/7.1.6.2$MacOSX_X86_64 LibreOffice_project/0e133318fcee89abacd6a7d077e292f1145735c3</meta:generator>
    <meta:document-statistic meta:table-count="1" meta:cell-count="581" meta:object-count="0"/>
  </office:meta>
</office:document-meta>
</file>